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314" officeooo:paragraph-rsid="001703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ítimo “<text:span text:style-name="T1">Como se vestir para uma festa”</text:span><text:span text:style-name="T2">:</text:span></text:p>
      <text:p text:style-name="P1"><text:span text:style-name="T2"/></text:p>
      <text:p text:style-name="P1"><text:span text:style-name="T2">1. Pensar em que tipo de festa irei.</text:span></text:p>
      <text:p text:style-name="P1"><text:span text:style-name="T2">2. Pensar em roupas adequadas para o tipo de festa.</text:span></text:p>
      <text:p text:style-name="P1"><text:span text:style-name="T2">3. Abrir o armário.</text:span></text:p>
      <text:p text:style-name="P1"><text:span text:style-name="T2">4. Escolher roupas que são adequadas ao tipo da festa.</text:span></text:p>
      <text:p text:style-name="P1"><text:span text:style-name="T2">5. Pegar as roupas.</text:span></text:p>
      <text:p text:style-name="P1"><text:span text:style-name="T2">6 . Vestir as roup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4:53:45.126664999</meta:creation-date>
    <dc:date>2021-05-21T14:57:04.155786768</dc:date>
    <meta:editing-duration>PT3M20S</meta:editing-duration>
    <meta:editing-cycles>1</meta:editing-cycles>
    <meta:document-statistic meta:table-count="0" meta:image-count="0" meta:object-count="0" meta:page-count="1" meta:paragraph-count="7" meta:word-count="48" meta:character-count="243" meta:non-whitespace-character-count="202"/>
    <meta:generator>LibreOffice/6.4.7.2$Linux_X86_64 LibreOffice_project/40$Build-2</meta:generator>
  </office:meta>
</office:document-meta>
</file>